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ales per week (Firm: Glengarry Glen Ros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esman</text:p>
          </table:table-cell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cky Rom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ell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e Aaronow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e Mos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6:28:08.193482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6:19:51.011596829</meta:creation-date>
    <dc:date>2021-03-03T16:28:15.381305979</dc:date>
    <meta:editing-duration>PT4M28S</meta:editing-duration>
    <meta:editing-cycles>2</meta:editing-cycles>
    <meta:generator>LibreOffice/6.0.7.3$Linux_X86_64 LibreOffice_project/00m0$Build-3</meta:generator>
    <meta:document-statistic meta:table-count="1" meta:cell-count="26" meta:object-count="0"/>
  </office:meta>
</office:document-meta>
</file>